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76B84FA5293D943.png" manifest:media-type="image/png"/>
  <manifest:file-entry manifest:full-path="Pictures/1000000000000100000001005131251B357775D2.png" manifest:media-type="image/png"/>
  <manifest:file-entry manifest:full-path="Pictures/100000000000010000000100B7B860874C5FBE32.png" manifest:media-type="image/png"/>
  <manifest:file-entry manifest:full-path="Pictures/10000000000001000000010008FB68EFAE04A282.png" manifest:media-type="image/png"/>
  <manifest:file-entry manifest:full-path="Pictures/1000000000000100000001009495A3EC02A5F46C.png" manifest:media-type="image/png"/>
  <manifest:file-entry manifest:full-path="Pictures/100000000000010000000100619973D812B4A522.png" manifest:media-type="image/png"/>
  <manifest:file-entry manifest:full-path="Pictures/100000000000010000000100F3D897D4A224D464.png" manifest:media-type="image/png"/>
  <manifest:file-entry manifest:full-path="Pictures/1000000000000100000001001E9C353F34F6CC1D.png" manifest:media-type="image/png"/>
  <manifest:file-entry manifest:full-path="Pictures/10000000000001000000010058C4202AD4C33F20.png" manifest:media-type="image/png"/>
  <manifest:file-entry manifest:full-path="Pictures/100000000000010000000100E7A94DD8DD8811D3.png" manifest:media-type="image/png"/>
  <manifest:file-entry manifest:full-path="Pictures/100000000000040000000400503018AD5B65D7C6.jpg" manifest:media-type="image/jpeg"/>
  <manifest:file-entry manifest:full-path="Pictures/100000000000010000000100FE03AB04A0DE6042.png" manifest:media-type="image/png"/>
  <manifest:file-entry manifest:full-path="Pictures/1000000000000100000001008230B69015D78EFC.png" manifest:media-type="image/png"/>
  <manifest:file-entry manifest:full-path="Pictures/1000000000000100000001006F78B8D983E47D88.png" manifest:media-type="image/png"/>
  <manifest:file-entry manifest:full-path="Pictures/10000000000001000000010015EB4444122B1A7F.png" manifest:media-type="image/png"/>
  <manifest:file-entry manifest:full-path="Pictures/1000000000000100000001006BB025BC58612F7B.png" manifest:media-type="image/png"/>
  <manifest:file-entry manifest:full-path="Pictures/10000000000001000000010029166C4C2FDCB192.png" manifest:media-type="image/png"/>
  <manifest:file-entry manifest:full-path="Pictures/100000000000010000000100A82FD7D48D0BDFFA.png" manifest:media-type="image/png"/>
  <manifest:file-entry manifest:full-path="Pictures/100000000000010000000100BD39318025BEE913.png" manifest:media-type="image/png"/>
  <manifest:file-entry manifest:full-path="Pictures/100000000000010000000100DAA741994C4D1602.png" manifest:media-type="image/png"/>
  <manifest:file-entry manifest:full-path="Pictures/100000000000010000000100BE31CFC69966B285.png" manifest:media-type="image/png"/>
  <manifest:file-entry manifest:full-path="Pictures/1000000000000100000001005367A7505F64D3AC.png" manifest:media-type="image/png"/>
  <manifest:file-entry manifest:full-path="Pictures/10000000000001000000010034B6ED0D890CCCD1.png" manifest:media-type="image/png"/>
  <manifest:file-entry manifest:full-path="Pictures/10000000000004000000040090FAD35E303A751D.jpg" manifest:media-type="image/jpeg"/>
  <manifest:file-entry manifest:full-path="Pictures/100000000000010000000100FA5EDDB62FE5A6D5.png" manifest:media-type="image/png"/>
  <manifest:file-entry manifest:full-path="Pictures/10000000000001000000010041AD592162DC16BE.png" manifest:media-type="image/png"/>
  <manifest:file-entry manifest:full-path="Pictures/100000000000010000000100034784912F06251C.png" manifest:media-type="image/png"/>
  <manifest:file-entry manifest:full-path="Pictures/1000000000000100000001009B278222FABF3C37.png" manifest:media-type="image/png"/>
  <manifest:file-entry manifest:full-path="Pictures/10000000000001000000010020E9C3FB4CA0204A.png" manifest:media-type="image/png"/>
  <manifest:file-entry manifest:full-path="Pictures/100000000000010000000100B3027DF4B309C51A.png" manifest:media-type="image/png"/>
  <manifest:file-entry manifest:full-path="Pictures/100000000000010000000100BBA00A78FDCBE9FA.png" manifest:media-type="image/png"/>
  <manifest:file-entry manifest:full-path="Pictures/1000000000000100000001002397DA4F26ED39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1.3cm" svg:y="8.4cm">
          <draw:image xlink:href="Pictures/100000000000010000000100DAA741994C4D1602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18.067cm" svg:y="8.4cm">
          <draw:image xlink:href="Pictures/1000000000000100000001009B278222FABF3C37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4.748cm" svg:y="8.4cm">
          <draw:image xlink:href="Pictures/1000000000000100000001006F78B8D983E47D88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31.498cm" svg:y="8.4cm">
          <draw:image xlink:href="Pictures/100000000000010000000100E7A94DD8DD8811D3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38.187cm" svg:y="8.4cm">
          <draw:image xlink:href="Pictures/10000000000001000000010058C4202AD4C33F20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44.94cm" svg:y="8.412cm">
          <draw:image xlink:href="Pictures/1000000000000100000001001E9C353F34F6CC1D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51.686cm" svg:y="8.425cm">
          <draw:image xlink:href="Pictures/10000000000001000000010029166C4C2FDCB192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58.437cm" svg:y="8.406cm">
          <draw:image xlink:href="Pictures/1000000000000100000001006BB025BC58612F7B.png" xlink:type="simple" xlink:show="embed" xlink:actuate="onLoad" draw:mime-type="image/png">
            <text:p/>
          </draw:image>
        </draw:frame>
        <draw:frame draw:style-name="gr1" draw:text-style-name="P1" draw:layer="layout" svg:width="6.68cm" svg:height="6.756cm" svg:x="11.3cm" svg:y="15.182cm">
          <draw:image xlink:href="Pictures/100000000000040000000400503018AD5B65D7C6.jpg" xlink:type="simple" xlink:show="embed" xlink:actuate="onLoad" draw:mime-type="image/jpeg">
            <text:p/>
          </draw:image>
        </draw:frame>
        <draw:frame draw:style-name="gr1" draw:text-style-name="P1" draw:layer="layout" svg:width="6.772cm" svg:height="6.772cm" svg:x="17.963cm" svg:y="15.167cm">
          <draw:image xlink:href="Pictures/100000000000010000000100619973D812B4A522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4.724cm" svg:y="15.136cm">
          <draw:image xlink:href="Pictures/10000000000001000000010008FB68EFAE04A282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31.417cm" svg:y="15.156cm">
          <draw:image xlink:href="Pictures/1000000000000100000001009495A3EC02A5F46C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38.148cm" svg:y="15.156cm">
          <draw:image xlink:href="Pictures/100000000000010000000100076B84FA5293D943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44.902cm" svg:y="15.126cm">
          <draw:image xlink:href="Pictures/100000000000010000000100BE31CFC69966B285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51.67cm" svg:y="15.174cm">
          <draw:image xlink:href="Pictures/10000000000001000000010020E9C3FB4CA0204A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58.365cm" svg:y="15.134cm">
          <draw:image xlink:href="Pictures/1000000000000100000001005367A7505F64D3AC.png" xlink:type="simple" xlink:show="embed" xlink:actuate="onLoad" draw:mime-type="image/png">
            <text:p/>
          </draw:image>
        </draw:frame>
        <draw:frame draw:style-name="gr1" draw:text-style-name="P1" draw:layer="layout" svg:width="6.667cm" svg:height="6.82cm" svg:x="11.3cm" svg:y="21.932cm">
          <draw:image xlink:href="Pictures/10000000000004000000040090FAD35E303A751D.jpg" xlink:type="simple" xlink:show="embed" xlink:actuate="onLoad" draw:mime-type="image/jpeg">
            <text:p/>
          </draw:image>
        </draw:frame>
        <draw:frame draw:style-name="gr1" draw:text-style-name="P1" draw:layer="layout" svg:width="6.772cm" svg:height="6.772cm" svg:x="17.955cm" svg:y="21.938cm">
          <draw:image xlink:href="Pictures/100000000000010000000100FA5EDDB62FE5A6D5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24.66cm" svg:y="21.913cm">
          <draw:image xlink:href="Pictures/100000000000010000000100B7B860874C5FBE32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31.391cm" svg:y="21.938cm">
          <draw:image xlink:href="Pictures/100000000000010000000100F3D897D4A224D464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38.148cm" svg:y="21.913cm">
          <draw:image xlink:href="Pictures/1000000000000100000001008230B69015D78EFC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44.934cm" svg:y="21.879cm">
          <draw:image xlink:href="Pictures/10000000000001000000010041AD592162DC16BE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51.611cm" svg:y="21.856cm">
          <draw:image xlink:href="Pictures/100000000000010000000100034784912F06251C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6.772cm" svg:x="58.39cm" svg:y="21.835cm">
          <draw:image xlink:href="Pictures/100000000000010000000100B3027DF4B309C51A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11.26cm" svg:y="28.735cm">
          <draw:image xlink:href="Pictures/10000000000001000000010034B6ED0D890CCCD1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17.891cm" svg:y="28.711cm">
          <draw:image xlink:href="Pictures/10000000000001000000010015EB4444122B1A7F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31.319cm" svg:y="28.68cm">
          <draw:image xlink:href="Pictures/100000000000010000000100A82FD7D48D0BDFFA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38.084cm" svg:y="28.686cm">
          <draw:image xlink:href="Pictures/1000000000000100000001002397DA4F26ED39C2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44.866cm" svg:y="28.661cm">
          <draw:image xlink:href="Pictures/100000000000010000000100BBA00A78FDCBE9FA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51.648cm" svg:y="28.61cm">
          <draw:image xlink:href="Pictures/1000000000000100000001005131251B357775D2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24.647cm" svg:y="28.661cm">
          <draw:image xlink:href="Pictures/100000000000010000000100FE03AB04A0DE6042.png" xlink:type="simple" xlink:show="embed" xlink:actuate="onLoad" draw:mime-type="image/png">
            <text:p/>
          </draw:image>
        </draw:frame>
        <draw:frame draw:style-name="gr2" draw:text-style-name="P2" draw:layer="layout" svg:width="6.772cm" svg:height="6.772cm" svg:x="58.404cm" svg:y="28.61cm">
          <draw:image xlink:href="Pictures/100000000000010000000100BD39318025BEE91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9T20:38:31.285171441</meta:creation-date>
    <meta:generator>LibreOffice/7.3.2.2$Linux_X86_64 LibreOffice_project/30$Build-2</meta:generator>
    <dc:date>2022-04-29T23:44:07.766370782</dc:date>
    <meta:editing-duration>PT33M14S</meta:editing-duration>
    <meta:editing-cycles>3</meta:editing-cycles>
    <meta:document-statistic meta:object-count="32"/>
  </office:meta>
</office:document-meta>
</file>